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normal" officeooo:rsid="00264f90" officeooo:paragraph-rsid="0017d00e" style:font-weight-asian="normal" style:font-weight-complex="normal"/>
    </style:style>
    <style:style style:name="P4" style:family="paragraph" style:parent-style-name="Standard">
      <style:paragraph-properties fo:text-align="start" style:justify-single-word="false"/>
      <style:text-properties fo:font-weight="normal" officeooo:rsid="004c922e" officeooo:paragraph-rsid="004c922e" style:font-weight-asian="normal" style:font-weight-complex="normal"/>
    </style:style>
    <style:style style:name="P5" style:family="paragraph" style:parent-style-name="Standard">
      <style:paragraph-properties fo:text-align="start" style:justify-single-word="false"/>
      <style:text-properties officeooo:rsid="000f886b" officeooo:paragraph-rsid="000f886b"/>
    </style:style>
    <style:style style:name="P6" style:family="paragraph" style:parent-style-name="Standard">
      <style:paragraph-properties fo:text-align="center" style:justify-single-word="false"/>
      <style:text-properties fo:font-weight="bold" officeooo:rsid="0025373f" officeooo:paragraph-rsid="0025373f" style:font-weight-asian="bold" style:font-weight-complex="bold"/>
    </style:style>
    <style:style style:name="P7" style:family="paragraph" style:parent-style-name="Standard">
      <style:paragraph-properties fo:text-align="start" style:justify-single-word="false"/>
      <style:text-properties fo:font-weight="bold" officeooo:rsid="002976a1" officeooo:paragraph-rsid="002976a1" style:font-weight-asian="bold" style:font-weight-complex="bold"/>
    </style:style>
    <style:style style:name="P8" style:family="paragraph" style:parent-style-name="Standard">
      <style:paragraph-properties fo:text-align="start" style:justify-single-word="false"/>
      <style:text-properties fo:font-weight="bold" officeooo:rsid="001b362a" officeooo:paragraph-rsid="001b362a" style:font-weight-asian="bold" style:font-weight-complex="bold"/>
    </style:style>
    <style:style style:name="P9" style:family="paragraph" style:parent-style-name="Standard">
      <style:paragraph-properties fo:text-align="start" style:justify-single-word="false"/>
      <style:text-properties officeooo:rsid="0009923a" officeooo:paragraph-rsid="0009923a"/>
    </style:style>
    <style:style style:name="P10" style:family="paragraph" style:parent-style-name="Standard">
      <style:paragraph-properties fo:text-align="start" style:justify-single-word="false"/>
      <style:text-properties officeooo:rsid="0009923a" officeooo:paragraph-rsid="002976a1"/>
    </style:style>
    <style:style style:name="P11" style:family="paragraph" style:parent-style-name="Standard">
      <style:paragraph-properties fo:text-align="start" style:justify-single-word="false"/>
      <style:text-properties officeooo:rsid="004ef2d9" officeooo:paragraph-rsid="004ef2d9"/>
    </style:style>
    <style:style style:name="P12" style:family="paragraph" style:parent-style-name="Standard">
      <style:paragraph-properties fo:text-align="start" style:justify-single-word="false"/>
      <style:text-properties fo:font-weight="normal" officeooo:rsid="0013251b" officeooo:paragraph-rsid="0051a1ff" style:font-weight-asian="normal" style:font-weight-complex="normal"/>
    </style:style>
    <style:style style:name="P13" style:family="paragraph" style:parent-style-name="Standard">
      <style:paragraph-properties fo:text-align="start" style:justify-single-word="false"/>
      <style:text-properties fo:font-weight="normal" officeooo:rsid="0013251b" officeooo:paragraph-rsid="0051cb54" style:font-weight-asian="normal" style:font-weight-complex="normal"/>
    </style:style>
    <style:style style:name="P14" style:family="paragraph" style:parent-style-name="Standard">
      <style:paragraph-properties fo:text-align="start" style:justify-single-word="false"/>
      <style:text-properties fo:font-weight="normal" officeooo:rsid="0013251b" officeooo:paragraph-rsid="0056d294" style:font-weight-asian="normal" style:font-weight-complex="normal"/>
    </style:style>
    <style:style style:name="P15" style:family="paragraph" style:parent-style-name="Standard">
      <style:paragraph-properties fo:text-align="start" style:justify-single-word="false"/>
      <style:text-properties fo:font-weight="normal" officeooo:rsid="002976a1" officeooo:paragraph-rsid="00523254" style:font-weight-asian="normal" style:font-weight-complex="normal"/>
    </style:style>
    <style:style style:name="P16" style:family="paragraph" style:parent-style-name="Standard">
      <style:paragraph-properties fo:text-align="start" style:justify-single-word="false"/>
      <style:text-properties fo:font-weight="normal" officeooo:rsid="00264f90" officeooo:paragraph-rsid="002976a1" style:font-weight-asian="normal" style:font-weight-complex="normal"/>
    </style:style>
    <style:style style:name="P17" style:family="paragraph" style:parent-style-name="Standard">
      <style:paragraph-properties fo:text-align="start" style:justify-single-word="false"/>
      <style:text-properties fo:font-weight="normal" officeooo:rsid="00264f90" officeooo:paragraph-rsid="005f9fe3" style:font-weight-asian="normal" style:font-weight-complex="normal"/>
    </style:style>
    <style:style style:name="P18" style:family="paragraph" style:parent-style-name="Standard">
      <style:paragraph-properties fo:text-align="start" style:justify-single-word="false"/>
      <style:text-properties fo:font-weight="normal" officeooo:rsid="0058b9b7" officeooo:paragraph-rsid="0058b9b7" style:font-weight-asian="normal" style:font-weight-complex="normal"/>
    </style:style>
    <style:style style:name="P19" style:family="paragraph" style:parent-style-name="Standard">
      <style:paragraph-properties fo:text-align="start" style:justify-single-word="false"/>
      <style:text-properties fo:font-weight="normal" officeooo:rsid="003593d5" officeooo:paragraph-rsid="0047e7ee" style:font-weight-asian="normal" style:font-weight-complex="normal"/>
    </style:style>
    <style:style style:name="P20" style:family="paragraph" style:parent-style-name="Standard">
      <style:paragraph-properties fo:text-align="start" style:justify-single-word="false"/>
      <style:text-properties fo:font-weight="normal" officeooo:rsid="005c1019" officeooo:paragraph-rsid="005c1019" style:font-weight-asian="normal" style:font-weight-complex="normal"/>
    </style:style>
    <style:style style:name="P21" style:family="paragraph" style:parent-style-name="Standard">
      <style:paragraph-properties fo:text-align="start" style:justify-single-word="false"/>
      <style:text-properties fo:font-weight="normal" officeooo:rsid="0062d4fe" officeooo:paragraph-rsid="0062d4fe" style:font-weight-asian="normal" style:font-weight-complex="normal"/>
    </style:style>
    <style:style style:name="P22" style:family="paragraph" style:parent-style-name="Standard">
      <style:paragraph-properties fo:text-align="start" style:justify-single-word="false"/>
      <style:text-properties fo:font-weight="normal" officeooo:rsid="004c922e" officeooo:paragraph-rsid="002976a1" style:font-weight-asian="normal" style:font-weight-complex="normal"/>
    </style:style>
    <style:style style:name="P23" style:family="paragraph" style:parent-style-name="Standard">
      <style:paragraph-properties fo:text-align="start" style:justify-single-word="false"/>
      <style:text-properties style:font-name="Liberation Mono" fo:font-size="8pt" fo:font-weight="normal" officeooo:rsid="003512be" officeooo:paragraph-rsid="000f886b" style:font-size-asian="8pt" style:font-weight-asian="normal" style:font-size-complex="8pt" style:font-weight-complex="normal"/>
    </style:style>
    <style:style style:name="T1" style:family="text">
      <style:text-properties officeooo:rsid="0019ed0b"/>
    </style:style>
    <style:style style:name="T2" style:family="text">
      <style:text-properties officeooo:rsid="001b362a"/>
    </style:style>
    <style:style style:name="T3" style:family="text">
      <style:text-properties fo:font-weight="bold" officeooo:rsid="0020c55c" style:font-weight-asian="bold" style:font-weight-complex="bold"/>
    </style:style>
    <style:style style:name="T4" style:family="text">
      <style:text-properties fo:font-weight="bold" officeooo:rsid="004de577" style:font-weight-asian="bold" style:font-weight-complex="bold"/>
    </style:style>
    <style:style style:name="T5" style:family="text">
      <style:text-properties officeooo:rsid="00277eba"/>
    </style:style>
    <style:style style:name="T6" style:family="text">
      <style:text-properties officeooo:rsid="002a2312"/>
    </style:style>
    <style:style style:name="T7" style:family="text">
      <style:text-properties officeooo:rsid="004ba7f4"/>
    </style:style>
    <style:style style:name="T8" style:family="text">
      <style:text-properties officeooo:rsid="0051a1ff"/>
    </style:style>
    <style:style style:name="T9" style:family="text">
      <style:text-properties officeooo:rsid="0051cb54"/>
    </style:style>
    <style:style style:name="T10" style:family="text">
      <style:text-properties officeooo:rsid="00523254"/>
    </style:style>
    <style:style style:name="T11" style:family="text">
      <style:text-properties officeooo:rsid="00527826"/>
    </style:style>
    <style:style style:name="T12" style:family="text">
      <style:text-properties officeooo:rsid="00543cfb"/>
    </style:style>
    <style:style style:name="T13" style:family="text">
      <style:text-properties style:font-name="Liberation Mono" fo:font-size="8pt" officeooo:rsid="003512be" style:font-size-asian="8pt" style:font-size-complex="8pt"/>
    </style:style>
    <style:style style:name="T14" style:family="text">
      <style:text-properties officeooo:rsid="0062d4fe"/>
    </style:style>
    <style:style style:name="T15" style:family="text">
      <style:text-properties officeooo:rsid="006444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11">Emma Romstadt</text:p>
      <text:p text:style-name="P11">Kevin Geisler</text:p>
      <text:p text:style-name="P2">CS 6058 </text:p>
      <text:p text:style-name="P2">Data / Security and Privacy</text:p>
      <text:p text:style-name="P2">Spring 2018</text:p>
      <text:p text:style-name="P5">Project <text:span text:style-name="T7">3</text:span></text:p>
      <text:p text:style-name="P2"/>
      <text:p text:style-name="P6">Project <text:span text:style-name="T7">3</text:span>: <text:span text:style-name="T7">Searchable</text:span> Encryption</text:p>
      <text:p text:style-name="P2"/>
      <text:p text:style-name="P7">Description</text:p>
      <text:p text:style-name="P22"/>
      <text:p text:style-name="P15">The <text:span text:style-name="T10">searchable encryption tool </text:span>has <text:span text:style-name="T10">four </text:span>major functions, including key generation, <text:span text:style-name="T15">encryption</text:span>, <text:span text:style-name="T10">token generation, and search</text:span>. </text:p>
      <text:p text:style-name="P15"/>
      <text:p text:style-name="P17">The <text:span text:style-name="T5">k</text:span>eygen <text:span text:style-name="T12">function </text:span>outputs a random sequence of <text:span text:style-name="T5">256 bits </text:span>in binary format to <text:span text:style-name="T11">two </text:span>output file<text:span text:style-name="T11">s, one key for the AES encryption and decryption, and one key for the Psuedorandom Function (PRF)</text:span>.</text:p>
      <text:p text:style-name="P15"/>
      <text:p text:style-name="P15"><text:span text:style-name="T6">The encryption function uses AES-256 CBC mode encryption to encrypt file data, and builds a searchable index. The searchable index is built by tokenizing the input plaintext data files, then applying the PRF on the tokens.</text:span></text:p>
      <text:p text:style-name="P15"/>
      <text:p text:style-name="P20">The token generation function takes an input token, applies the PRF, and appends the resulting data to <text:span text:style-name="T14">a </text:span>file.</text:p>
      <text:p text:style-name="P16"/>
      <text:p text:style-name="P21">The search function iterates over PRF tokens in the token file, uses each PRF token to search the index for encrypted files contain the token, and then decrypts and outputs the matching files.</text:p>
      <text:p text:style-name="P10"/>
      <text:p text:style-name="P8">Implementation Details</text:p>
      <text:p text:style-name="P8"/>
      <text:p text:style-name="P12">The <text:span text:style-name="T8">searchable encryption tool </text:span>was implemented using C++, and uses the C++ Standard Library and Standard Template Library (STL), <text:span text:style-name="T1">OpenSSL, </text:span>and Boost Libraries. </text:p>
      <text:p text:style-name="P12"/>
      <text:p text:style-name="P12"><text:span text:style-name="T8">The Boost filesystem library was used to build file paths, check file types, and iterate over files within a directory in an OS agnostic manner. </text:span></text:p>
      <text:p text:style-name="P12"/>
      <text:p text:style-name="P14"><text:span text:style-name="T9">The OpenSSL library was used to perform AES-256 CBC mode encryption and decryption, and to perform AES-256 ECB mode encryption for the PRF.</text:span></text:p>
      <text:p text:style-name="P12"/>
      <text:p text:style-name="P12"><text:span text:style-name="T2">The key generation functionality was implemented using the C++ Standard Library’s random number generator device and uniform integer distribution filter to generate a sequence of random bytes.</text:span></text:p>
      <text:p text:style-name="P12"/>
      <text:p text:style-name="P13"><text:span text:style-name="T2">The build system for the tool was implemented using CMake. </text:span></text:p>
      <text:p text:style-name="P13"/>
      <text:p text:style-name="P13"><text:span text:style-name="T2">The tool was built and tested on a Windows 10 x64 system in the Cygwin x64 environment. </text:span></text:p>
      <text:p text:style-name="P3"><text:soft-page-break/></text:p>
      <text:p text:style-name="P5"><text:span text:style-name="T3">Running Time </text:span><text:span text:style-name="T4">Of Searchable Encryption Index Creation and Search</text:span></text:p>
      <text:p text:style-name="P23"/>
      <text:p text:style-name="P18"><text:span text:style-name="T13"><text:s text:c="18"/>| INDEX <text:s text:c="8"/>|<text:line-break/> <text:s text:c="17"/>| GENERATION <text:s text:c="3"/>| INDEX SEARCH<text:line-break/>------------------|---------------|-------------<text:line-break/>ITERATIONS <text:s text:c="7"/>| <text:s text:c="10"/>100 | <text:s text:c="9"/>100 <text:s text:c="2"/><text:line-break/>MIN RUN TIME <text:s text:c="5"/>| <text:s text:c="2"/>17329800 ns | <text:s text:c="3"/>705500 ns<text:line-break/>MAX RUN TIME <text:s text:c="5"/>| <text:s text:c="2"/>36159200 ns | <text:s text:c="3"/>841100 ns<text:line-break/>MEAN RUN TIME <text:s text:c="4"/>| <text:s text:c="2"/>19307636 ns | <text:s text:c="3"/>729562 ns<text:line-break/>MEDIAN RUN TIME <text:s text:c="2"/>| <text:s text:c="2"/>18438750 ns | <text:s text:c="3"/>721100 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3-31T07:38:38.608000000</dc:date>
    <meta:editing-duration>P4DT1H19M53S</meta:editing-duration>
    <meta:editing-cycles>93</meta:editing-cycles>
    <meta:generator>LibreOffice/5.3.5.2$Windows_X86_64 LibreOffice_project/50d9bf2b0a79cdb85a3814b592608037a682059d</meta:generator>
    <meta:document-statistic meta:table-count="0" meta:image-count="0" meta:object-count="0" meta:page-count="2" meta:paragraph-count="24" meta:word-count="348" meta:character-count="2223" meta:non-whitespace-character-count="1783"/>
  </office:meta>
</office:document-meta>
</file>